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66cm"/>
    </style:style>
    <style:style style:name="co2" style:family="table-column">
      <style:table-column-properties fo:break-before="auto" style:column-width="8.036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5.235cm"/>
    </style:style>
    <style:style style:name="co7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Propriedade</text:p>
          </table:table-cell>
          <table:table-cell office:value-type="string" calcext:value-type="string">
            <text:p>Grupo de propriedades</text:p>
          </table:table-cell>
          <table:table-cell office:value-type="string" calcext:value-type="string">
            <text:p>Critério de avaliação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BND-PT</text:p>
          </table:table-cell>
          <table:table-cell office:value-type="string" calcext:value-type="string">
            <text:p>Hemeroteca Digital, Lisbo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úmero de <text:s/>título(s) de periódico(s) na coleção</text:p>
          </table:table-cell>
          <table:table-cell table:style-name="ce4" office:value-type="string" calcext:value-type="string">
            <text:p>A - Informações sobre a coleção de periódicos</text:p>
          </table:table-cell>
          <table:table-cell office:value-type="string" calcext:value-type="string">
            <text:p>1 - Crítica da fonte</text:p>
          </table:table-cell>
          <table:table-cell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edições na coleção</text:p>
          </table:table-cell>
          <table:table-cell table:style-name="ce4" office:value-type="string" calcext:value-type="string">
            <text:p>A - Informações sobre a coleção de periódicos</text:p>
          </table:table-cell>
          <table:table-cell office:value-type="string" calcext:value-type="string">
            <text:p>1 - Crítica da fonte</text:p>
          </table:table-cell>
          <table:table-cell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páginas na coleção</text:p>
          </table:table-cell>
          <table:table-cell table:style-name="ce4" office:value-type="string" calcext:value-type="string">
            <text:p>A - Informações sobre a coleção de periódicos</text:p>
          </table:table-cell>
          <table:table-cell office:value-type="string" calcext:value-type="string">
            <text:p>1 - Crítica da fonte</text:p>
          </table:table-cell>
          <table:table-cell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artigos na coleção</text:p>
          </table:table-cell>
          <table:table-cell table:style-name="ce4" office:value-type="string" calcext:value-type="string">
            <text:p>A - Informações sobre a coleção de periódicos</text:p>
          </table:table-cell>
          <table:table-cell office:value-type="string" calcext:value-type="string">
            <text:p>1 - Crítica da fonte</text:p>
          </table:table-cell>
          <table:table-cell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ítulos alternativos, relacionados ou anteriores/ subsequentes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ar de publicação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bertura geográfica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íodo de publicação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cidade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ção histórica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ioma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ão em calendário da coleção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cação do titular do arquivo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6 - Conectiv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s externos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s externos</text:p>
          </table:table-cell>
          <table:table-cell office:value-type="string" calcext:value-type="string">
            <text:p>B - Metadados dos periódicos</text:p>
          </table:table-cell>
          <table:table-cell office:value-type="string" calcext:value-type="string">
            <text:p>6 - Conectiv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egação por data</text:p>
          </table:table-cell>
          <table:table-cell office:value-type="string" calcext:value-type="string">
            <text:p>C - Navegação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egação por título do periódico</text:p>
          </table:table-cell>
          <table:table-cell office:value-type="string" calcext:value-type="string">
            <text:p>C - Navegação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egação por local de publicação</text:p>
          </table:table-cell>
          <table:table-cell office:value-type="string" calcext:value-type="string">
            <text:p>C - Navegação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egação por tag de usuário</text:p>
          </table:table-cell>
          <table:table-cell office:value-type="string" calcext:value-type="string">
            <text:p>C - Navegação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egação por tema do periódico (metadados)</text:p>
          </table:table-cell>
          <table:table-cell office:value-type="string" calcext:value-type="string">
            <text:p>C - Navegação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a por palavra-chave básica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dores Booleanos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a por frases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zzy search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d card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dor de proximidade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de data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idioma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título de periódico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local de publicação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temática (metadados)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lmte por segmentos / zonas do periódico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categoria de artigo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extensão do artigo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titular do arquivo / biblioteca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e por licença / acessibilidade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o por entidades nomeadas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autocomplete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gestão de query</text:p>
          </table:table-cell>
          <table:table-cell office:value-type="string" calcext:value-type="string">
            <text:p>D - Opções de pesquis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é-visualização de trechos de texto com OCR ou imagem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a em página visualizada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ção de continuar para próximo resultado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ição ao longo do tempo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ição por local de publicação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ição por cobertura de periódico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ição por nomes de lugares nos artigos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-grams</text:p>
          </table:table-cell>
          <table:table-cell office:value-type="string" calcext:value-type="string">
            <text:p>E - Exibição dos resultados da busca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relevância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data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ítulo do periódico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ítulo do artigo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ipo de conteúdo (propaganda, artigo, ilustração)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data de publicação online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autor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qualidade do texto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idioma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popularidade (número de visualizações) </text:p>
          </table:table-cell>
          <table:table-cell office:value-type="string" calcext:value-type="string">
            <text:p>F - Organização d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ítulo do periódic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frequência de publicaçã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orientação política/religiosa/etc do periódic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ema do periódico (metadados)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ipo de conteúd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seçã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event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pessoa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organizaçã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lugar mencionado no text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período de temp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ópic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tag manual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local de publicaçã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editor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extensão do artig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lo nível de segmentação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idioma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 licença / acessibilidade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la data de publicação online</text:p>
          </table:table-cell>
          <table:table-cell office:value-type="string" calcext:value-type="string">
            <text:p>G - Filtros nos resultados da busca</text:p>
          </table:table-cell>
          <table:table-cell office:value-type="string" calcext:value-type="string">
            <text:p>3 - Filtro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bição de facsimile</text:p>
          </table:table-cell>
          <table:table-cell office:value-type="string" calcext:value-type="string">
            <text:p>H - Visualizador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bição de texto com OCR</text:p>
          </table:table-cell>
          <table:table-cell office:value-type="string" calcext:value-type="string">
            <text:p>H - Visualizador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stra página cheia</text:p>
          </table:table-cell>
          <table:table-cell office:value-type="string" calcext:value-type="string">
            <text:p>H - Visualizador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-mapa interativo da página</text:p>
          </table:table-cell>
          <table:table-cell office:value-type="string" calcext:value-type="string">
            <text:p>H - Visualizador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ão geral das edições disponíveis</text:p>
          </table:table-cell>
          <table:table-cell office:value-type="string" calcext:value-type="string">
            <text:p>H - Visualizador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ção para continuar para a próxima página</text:p>
          </table:table-cell>
          <table:table-cell office:value-type="string" calcext:value-type="string">
            <text:p>H - Visualizador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álise de layout do documento ao nível de artigo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tuação de confiabilidade da análise de layout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ação sobre vieses e preconceitos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tuação de relevância dos resultados da busca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 de digitalização ao nível de título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lução da digitalização em dpi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ções sobre ferramentas de OCR utilizadas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iso de copyright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ação sobre métodos de digitalização</text:p>
          </table:table-cell>
          <table:table-cell office:value-type="string" calcext:value-type="string">
            <text:p>I - Documentação sobre a digitalização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var artigos para favorito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var queries para favorito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iquetar artigo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ter registro dos materiais visualizado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mendações de artigo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s permanente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ortar citaçõe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ção de corrigir OCR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ção de corrigir OLR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uário pode adicionar/editar metadado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ramenta de screenshot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ções de Download (formatos de ficheiros)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 em massa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zar artigos em coleçõe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ção comparativa de coleções pessoais</text:p>
          </table:table-cell>
          <table:table-cell office:value-type="string" calcext:value-type="string">
            <text:p>J - Conta pessoal e interações do usuário</text:p>
          </table:table-cell>
          <table:table-cell office:value-type="string" calcext:value-type="string">
            <text:p>5 - Gerenciamento e exploração de conteúdo pelo usuá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cador de terceiros</text:p>
          </table:table-cell>
          <table:table-cell office:value-type="string" calcext:value-type="string">
            <text:p>K - Conectividade</text:p>
          </table:table-cell>
          <table:table-cell office:value-type="string" calcext:value-type="string">
            <text:p>6 - Conectiv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s para outros repositórios</text:p>
          </table:table-cell>
          <table:table-cell office:value-type="string" calcext:value-type="string">
            <text:p>K - Conectividade</text:p>
          </table:table-cell>
          <table:table-cell office:value-type="string" calcext:value-type="string">
            <text:p>6 - Conectiv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nologias de web semântica</text:p>
          </table:table-cell>
          <table:table-cell office:value-type="string" calcext:value-type="string">
            <text:p>K - Conectividade</text:p>
          </table:table-cell>
          <table:table-cell office:value-type="string" calcext:value-type="string">
            <text:p>6 - Conectiv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 para o código fonte da interface</text:p>
          </table:table-cell>
          <table:table-cell office:value-type="string" calcext:value-type="string">
            <text:p>L - APIs e códig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L - APIs e códig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IF Image API</text:p>
          </table:table-cell>
          <table:table-cell office:value-type="string" calcext:value-type="string">
            <text:p>L - APIs e códig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IF Presentation API</text:p>
          </table:table-cell>
          <table:table-cell office:value-type="string" calcext:value-type="string">
            <text:p>L - APIs e códigos</text:p>
          </table:table-cell>
          <table:table-cell office:value-type="string" calcext:value-type="string">
            <text:p>1 - Crítica da fo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RC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 de entidades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eção pós-OCR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 modeling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 re-use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iment analysis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 detection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2 - Busca de conteú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mendações</text:p>
          </table:table-cell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 - Processamento de conteúdo</text:p>
          </table:table-cell>
          <table:table-cell office:value-type="string" calcext:value-type="string">
            <text:p>4 - Generosidade</text:p>
          </table:table-cell>
          <table:table-cell table:number-columns-repeated="1021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F1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33:56.843924992</meta:creation-date>
    <dc:date>2023-05-27T16:24:26.546751581</dc:date>
    <meta:editing-duration>PT46M3S</meta:editing-duration>
    <meta:editing-cycles>10</meta:editing-cycles>
    <meta:generator>LibreOffice/7.3.7.2$Linux_X86_64 LibreOffice_project/30$Build-2</meta:generator>
    <meta:document-statistic meta:table-count="1" meta:cell-count="384" meta:object-count="0"/>
  </office:meta>
</office:document-meta>
</file>